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12000001EA0950EB2A977CA31F.png" manifest:media-type="image/png"/>
  <manifest:file-entry manifest:full-path="Pictures/10000000000003C9000003782AD4AC3E07A743CC.png" manifest:media-type="image/png"/>
  <manifest:file-entry manifest:full-path="Pictures/100000000000065C00000288722514FB913A73D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6.764cm" svg:height="15.362cm" svg:x="3.81cm" svg:y="13.787cm">
          <draw:image xlink:href="Pictures/10000000000003C9000003782AD4AC3E07A743CC.png" xlink:type="simple" xlink:show="embed" xlink:actuate="onLoad" loext:mime-type="image/png">
            <text:p/>
          </draw:image>
        </draw:frame>
        <draw:frame draw:style-name="gr1" draw:text-style-name="P1" draw:layer="layout" svg:width="20.066cm" svg:height="7.986cm" svg:x="0.402cm" svg:y="0.568cm">
          <draw:image xlink:href="Pictures/100000000000065C00000288722514FB913A73D2.png" xlink:type="simple" xlink:show="embed" xlink:actuate="onLoad" loext:mime-type="image/png">
            <text:p/>
          </draw:image>
        </draw:frame>
        <draw:frame draw:style-name="gr1" draw:text-style-name="P1" draw:layer="layout" svg:width="9.371cm" svg:height="5.842cm" svg:x="0.402cm" svg:y="8.128cm">
          <draw:image xlink:href="Pictures/1000000000000312000001EA0950EB2A977CA31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4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0.2999992370606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53cm" fo:margin-bottom="0cm" fo:text-indent="0cm"/>
      <style:text-properties fo:font-size="52.7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65cm" fo:margin-bottom="0cm" fo:text-indent="0cm"/>
      <style:text-properties fo:font-size="45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76cm" fo:margin-bottom="0cm" fo:text-indent="0cm"/>
      <style:text-properties fo:font-size="37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3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4.982cm" svg:height="7.047cm" svg:x="3.156cm" svg:y="2.397cm"/>
      <draw:page-thumbnail draw:layer="backgroundobjects" svg:width="4.982cm" svg:height="7.047cm" svg:x="3.156cm" svg:y="10.445cm"/>
      <draw:page-thumbnail draw:layer="backgroundobjects" svg:width="4.982cm" svg:height="7.047cm" svg:x="3.156cm" svg:y="18.493cm"/>
      <draw:page-thumbnail draw:layer="backgroundobjects" svg:width="4.982cm" svg:height="7.047cm" svg:x="13.451cm" svg:y="2.397cm"/>
      <draw:page-thumbnail draw:layer="backgroundobjects" svg:width="4.982cm" svg:height="7.047cm" svg:x="13.451cm" svg:y="10.445cm"/>
      <draw:page-thumbnail draw:layer="backgroundobjects" svg:width="4.982cm" svg:height="7.047cm" svg:x="13.451cm" svg:y="18.493cm"/>
    </style:handout-master>
    <style:master-page style:name="Default" style:page-layout-name="PM1" draw:style-name="Mdp1">
      <draw:frame presentation:style-name="Default-title" draw:layer="backgroundobjects" svg:width="18.899cm" svg:height="4.957cm" svg:x="1.05cm" svg:y="1.183cm" presentation:class="title" presentation:placeholder="true">
        <draw:text-box/>
      </draw:frame>
      <draw:frame presentation:style-name="Default-outline1" draw:layer="backgroundobjects" svg:width="18.899cm" svg:height="17.225cm" svg:x="1.05cm" svg:y="6.948cm" presentation:class="outline" presentation:placeholder="true">
        <draw:text-box/>
      </draw:frame>
      <draw:frame presentation:style-name="Mpr1" draw:text-style-name="MP2" draw:layer="backgroundobjects" svg:width="4.892cm" svg:height="2.046cm" svg:x="1.05cm" svg:y="27.055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6.656cm" svg:height="2.046cm" svg:x="7.181cm" svg:y="27.055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4.892cm" svg:height="2.046cm" svg:x="15.056cm" svg:y="27.055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6T10:28:23.387809676</meta:creation-date>
    <dc:date>2020-09-06T10:30:29.993460393</dc:date>
    <meta:editing-duration>PT2M7S</meta:editing-duration>
    <meta:editing-cycles>1</meta:editing-cycles>
    <meta:document-statistic meta:object-count="26"/>
    <meta:generator>LibreOffice/6.1.5.2$Linux_X86_64 LibreOffice_project/10$Build-2</meta:generator>
  </office:meta>
</office:document-meta>
</file>